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Feder spannen:</text:p>
          </table:table-cell>
          <table:table-cell table:number-columns-repeated="2"/>
          <table:table-cell office:value-type="string">
            <text:p>Schwingen Masse</text:p>
          </table:table-cell>
          <table:table-cell table:number-columns-repeated="4"/>
          <table:table-cell office:value-type="string">
            <text:p>Zylinder 1</text:p>
          </table:table-cell>
          <table:table-cell table:number-columns-repeated="2"/>
          <table:table-cell office:value-type="string">
            <text:p>Zylinder 2</text:p>
          </table:table-cell>
          <table:table-cell table:number-columns-repeated="2"/>
          <table:table-cell office:value-type="string">
            <text:p>Zwischenwerte spannen</text:p>
          </table:table-cell>
          <table:table-cell table:number-columns-repeated="4"/>
        </table:table-row>
        <table:table-row table:style-name="ro2">
          <table:table-cell office:value-type="string">
            <text:p>Bogenmaß</text:p>
          </table:table-cell>
          <table:table-cell office:value-type="string">
            <text:p>grad</text:p>
          </table:table-cell>
          <table:table-cell office:value-type="string">
            <text:p>F</text:p>
          </table:table-cell>
          <table:table-cell/>
          <table:table-cell table:style-name="ce2" office:value-type="string">
            <text:p>Meter</text:p>
          </table:table-cell>
          <table:table-cell table:style-name="ce2" office:value-type="string">
            <text:p>tDurchschnit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6"/>
        </table:table-row>
        <table:table-row table:style-name="ro1">
          <table:table-cell table:formula="of:=[.B5]*3.14159/180" office:value-type="float" office:value="0.349065555555556">
            <text:p>0.3490655556</text:p>
          </table:table-cell>
          <table:table-cell office:value-type="float" office:value="20">
            <text:p>20</text:p>
          </table:table-cell>
          <table:table-cell table:style-name="ce1" table:formula="of:=[.D5]-0.04" office:value-type="float" office:value="0.09">
            <text:p>0.09</text:p>
          </table:table-cell>
          <table:table-cell table:style-name="ce1" office:value-type="float" office:value="0.13">
            <text:p>0.13</text:p>
          </table:table-cell>
          <table:table-cell table:style-name="ce3" office:value-type="float" office:value="0.02">
            <text:p>0.02</text:p>
          </table:table-cell>
          <table:table-cell table:style-name="ce2" table:formula="of:=([.G5]+[.H5])/2" office:value-type="float" office:value="10.565">
            <text:p>10.565</text:p>
          </table:table-cell>
          <table:table-cell table:style-name="ce1" office:value-type="float" office:value="10.4">
            <text:p>10.40</text:p>
          </table:table-cell>
          <table:table-cell table:style-name="ce1" office:value-type="float" office:value="10.73">
            <text:p>10.73</text:p>
          </table:table-cell>
          <table:table-cell/>
          <table:table-cell office:value-type="float" office:value="3.72">
            <text:p>3.72</text:p>
          </table:table-cell>
          <table:table-cell office:value-type="float" office:value="3.66">
            <text:p>3.66</text:p>
          </table:table-cell>
          <table:table-cell/>
          <table:table-cell table:style-name="ce1" office:value-type="float" office:value="6.69">
            <text:p>6.69</text:p>
          </table:table-cell>
          <table:table-cell table:style-name="ce1" office:value-type="float" office:value="6.73">
            <text:p>6.73</text:p>
          </table:table-cell>
          <table:table-cell/>
          <table:table-cell table:style-name="ce4" office:value-type="float" office:value="0.051566245117918">
            <text:p>0.0515662451</text:p>
          </table:table-cell>
          <table:table-cell table:formula="of:=[.C5]*0.2/[.A5]" office:value-type="float" office:value="0.051566245117918">
            <text:p>0.0515662451</text:p>
          </table:table-cell>
          <table:table-cell table:number-columns-repeated="3"/>
        </table:table-row>
        <table:table-row table:style-name="ro1">
          <table:table-cell table:formula="of:=[.B6]*3.14159/180" office:value-type="float" office:value="0.698131111111111">
            <text:p>0.6981311111</text:p>
          </table:table-cell>
          <table:table-cell office:value-type="float" office:value="40">
            <text:p>40</text:p>
          </table:table-cell>
          <table:table-cell table:style-name="ce1" table:formula="of:=[.D6]-0.04" office:value-type="float" office:value="0.12">
            <text:p>0.12</text:p>
          </table:table-cell>
          <table:table-cell table:style-name="ce1" office:value-type="float" office:value="0.16">
            <text:p>0.16</text:p>
          </table:table-cell>
          <table:table-cell table:style-name="ce3" office:value-type="float" office:value="0.04">
            <text:p>0.04</text:p>
          </table:table-cell>
          <table:table-cell table:style-name="ce2" table:formula="of:=([.G6]+[.H6])/2" office:value-type="float" office:value="11.85">
            <text:p>11.85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1.95">
            <text:p>11.95</text:p>
          </table:table-cell>
          <table:table-cell/>
          <table:table-cell office:value-type="float" office:value="3.66">
            <text:p>3.66</text:p>
          </table:table-cell>
          <table:table-cell office:value-type="float" office:value="3.63">
            <text:p>3.6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343774967452787">
            <text:p>0.0343774967</text:p>
          </table:table-cell>
          <table:table-cell table:formula="of:=[.C6]*0.2/[.A6]" office:value-type="float" office:value="0.0343774967452787">
            <text:p>0.0343774967</text:p>
          </table:table-cell>
          <table:table-cell table:number-columns-repeated="3"/>
        </table:table-row>
        <table:table-row table:style-name="ro1">
          <table:table-cell table:formula="of:=[.B7]*3.14159/180" office:value-type="float" office:value="1.04719666666667">
            <text:p>1.0471966667</text:p>
          </table:table-cell>
          <table:table-cell office:value-type="float" office:value="60">
            <text:p>60</text:p>
          </table:table-cell>
          <table:table-cell table:style-name="ce1" table:formula="of:=[.D7]-0.04" office:value-type="float" office:value="0.17">
            <text:p>0.17</text:p>
          </table:table-cell>
          <table:table-cell table:style-name="ce1" office:value-type="float" office:value="0.21">
            <text:p>0.21</text:p>
          </table:table-cell>
          <table:table-cell table:style-name="ce3" office:value-type="float" office:value="0.06">
            <text:p>0.06</text:p>
          </table:table-cell>
          <table:table-cell table:style-name="ce2" table:formula="of:=([.G7]+[.H7])/2" office:value-type="float" office:value="13.185">
            <text:p>13.185</text:p>
          </table:table-cell>
          <table:table-cell table:style-name="ce1" office:value-type="float" office:value="13.16">
            <text:p>13.16</text:p>
          </table:table-cell>
          <table:table-cell table:style-name="ce1" office:value-type="float" office:value="13.21">
            <text:p>13.21</text:p>
          </table:table-cell>
          <table:table-cell/>
          <table:table-cell office:value-type="float" office:value="3.78">
            <text:p>3.78</text:p>
          </table:table-cell>
          <table:table-cell office:value-type="float" office:value="3.73">
            <text:p>3.7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5">
            <text:p>6.50</text:p>
          </table:table-cell>
          <table:table-cell/>
          <table:table-cell table:style-name="ce4" office:value-type="float" office:value="0.0324676358149854">
            <text:p>0.0324676358</text:p>
          </table:table-cell>
          <table:table-cell table:formula="of:=[.C7]*0.2/[.A7]" office:value-type="float" office:value="0.0324676358149854">
            <text:p>0.0324676358</text:p>
          </table:table-cell>
          <table:table-cell table:number-columns-repeated="3"/>
        </table:table-row>
        <table:table-row table:style-name="ro1">
          <table:table-cell table:formula="of:=[.B8]*3.14159/180" office:value-type="float" office:value="1.39626222222222">
            <text:p>1.3962622222</text:p>
          </table:table-cell>
          <table:table-cell office:value-type="float" office:value="80">
            <text:p>80</text:p>
          </table:table-cell>
          <table:table-cell table:style-name="ce1" table:formula="of:=[.D8]-0.04" office:value-type="float" office:value="0.19">
            <text:p>0.19</text:p>
          </table:table-cell>
          <table:table-cell table:style-name="ce1" office:value-type="float" office:value="0.23">
            <text:p>0.23</text:p>
          </table:table-cell>
          <table:table-cell table:style-name="ce3" office:value-type="float" office:value="0.08">
            <text:p>0.08</text:p>
          </table:table-cell>
          <table:table-cell table:style-name="ce2" table:formula="of:=([.G8]+[.H8])/2" office:value-type="float" office:value="15.56">
            <text:p>15.56</text:p>
          </table:table-cell>
          <table:table-cell table:style-name="ce1" office:value-type="float" office:value="15.25">
            <text:p>15.25</text:p>
          </table:table-cell>
          <table:table-cell table:style-name="ce1" office:value-type="float" office:value="15.87">
            <text:p>15.87</text:p>
          </table:table-cell>
          <table:table-cell/>
          <table:table-cell office:value-type="float" office:value="4.41">
            <text:p>4.41</text:p>
          </table:table-cell>
          <table:table-cell office:value-type="float" office:value="4.36">
            <text:p>4.36</text:p>
          </table:table-cell>
          <table:table-cell/>
          <table:table-cell table:style-name="ce1" office:value-type="float" office:value="6.62">
            <text:p>6.62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272155182566789">
            <text:p>0.0272155183</text:p>
          </table:table-cell>
          <table:table-cell table:formula="of:=[.C8]*0.2/[.A8]" office:value-type="float" office:value="0.0272155182566789">
            <text:p>0.0272155183</text:p>
          </table:table-cell>
          <table:table-cell table:number-columns-repeated="3"/>
        </table:table-row>
        <table:table-row table:style-name="ro1">
          <table:table-cell table:formula="of:=[.B9]*3.14159/180" office:value-type="float" office:value="1.74532777777778">
            <text:p>1.7453277778</text:p>
          </table:table-cell>
          <table:table-cell office:value-type="float" office:value="100">
            <text:p>100</text:p>
          </table:table-cell>
          <table:table-cell table:style-name="ce1" table:formula="of:=[.D9]-0.04" office:value-type="float" office:value="0.25">
            <text:p>0.25</text:p>
          </table:table-cell>
          <table:table-cell table:style-name="ce1" office:value-type="float" office:value="0.29">
            <text:p>0.29</text:p>
          </table:table-cell>
          <table:table-cell table:style-name="ce3" office:value-type="float" office:value="0.1">
            <text:p>0.10</text:p>
          </table:table-cell>
          <table:table-cell table:style-name="ce2" table:formula="of:=([.G9]+[.H9])/2" office:value-type="float" office:value="17.01">
            <text:p>17.01</text:p>
          </table:table-cell>
          <table:table-cell table:style-name="ce1" office:value-type="float" office:value="16.84">
            <text:p>16.84</text:p>
          </table:table-cell>
          <table:table-cell table:style-name="ce1" office:value-type="float" office:value="17.18">
            <text:p>17.18</text:p>
          </table:table-cell>
          <table:table-cell/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/>
          <table:table-cell table:style-name="ce1" office:value-type="float" office:value="6.6">
            <text:p>6.60</text:p>
          </table:table-cell>
          <table:table-cell table:style-name="ce1" office:value-type="float" office:value="6.53">
            <text:p>6.53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9]*0.2/[.A9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0]*3.14159/180" office:value-type="float" office:value="2.09439333333333">
            <text:p>2.0943933333</text:p>
          </table:table-cell>
          <table:table-cell office:value-type="float" office:value="120">
            <text:p>120</text:p>
          </table:table-cell>
          <table:table-cell table:style-name="ce1" table:formula="of:=[.D10]-0.04" office:value-type="float" office:value="0.3">
            <text:p>0.30</text:p>
          </table:table-cell>
          <table:table-cell table:style-name="ce1" office:value-type="float" office:value="0.34">
            <text:p>0.34</text:p>
          </table:table-cell>
          <table:table-cell table:style-name="ce3" office:value-type="float" office:value="0.12">
            <text:p>0.12</text:p>
          </table:table-cell>
          <table:table-cell table:style-name="ce2" table:formula="of:=([.G10]+[.H10])/2" office:value-type="float" office:value="19.225">
            <text:p>19.225</text:p>
          </table:table-cell>
          <table:table-cell table:style-name="ce1" office:value-type="float" office:value="19.15">
            <text:p>19.15</text:p>
          </table:table-cell>
          <table:table-cell table:style-name="ce1" office:value-type="float" office:value="19.3">
            <text:p>19.30</text:p>
          </table:table-cell>
          <table:table-cell table:number-columns-repeated="7"/>
          <table:table-cell table:style-name="ce4" office:value-type="float" office:value="0.0286479139543989">
            <text:p>0.028647914</text:p>
          </table:table-cell>
          <table:table-cell table:formula="of:=[.C10]*0.2/[.A10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1]*3.14159/180" office:value-type="float" office:value="2.44345888888889">
            <text:p>2.4434588889</text:p>
          </table:table-cell>
          <table:table-cell office:value-type="float" office:value="140">
            <text:p>140</text:p>
          </table:table-cell>
          <table:table-cell table:style-name="ce1" table:formula="of:=[.D11]-0.04" office:value-type="float" office:value="0.35">
            <text:p>0.35</text:p>
          </table:table-cell>
          <table:table-cell table:style-name="ce1" office:value-type="float" office:value="0.39">
            <text:p>0.39</text:p>
          </table:table-cell>
          <table:table-cell table:style-name="ce3" office:value-type="float" office:value="0.14">
            <text:p>0.14</text:p>
          </table:table-cell>
          <table:table-cell table:style-name="ce2" table:formula="of:=([.G11]+[.H11])/2" office:value-type="float" office:value="21.43">
            <text:p>21.43</text:p>
          </table:table-cell>
          <table:table-cell table:number-columns-repeated="2" table:style-name="ce1" office:value-type="float" office:value="21.43">
            <text:p>21.43</text:p>
          </table:table-cell>
          <table:table-cell/>
          <table:table-cell table:style-name="ce1" table:formula="of:=[.J5]/5" office:value-type="float" office:value="0.744">
            <text:p>0.74</text:p>
          </table:table-cell>
          <table:table-cell table:style-name="ce1" table:formula="of:=[.K5]/5" office:value-type="float" office:value="0.732">
            <text:p>0.73</text:p>
          </table:table-cell>
          <table:table-cell table:style-name="ce1"/>
          <table:table-cell table:style-name="ce1" table:formula="of:=[.M5]/5" office:value-type="float" office:value="1.338">
            <text:p>1.34</text:p>
          </table:table-cell>
          <table:table-cell table:style-name="ce1" table:formula="of:=[.N5]/5" office:value-type="float" office:value="1.346">
            <text:p>1.35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11]*0.2/[.A11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2]*3.14159/180" office:value-type="float" office:value="2.79252444444444">
            <text:p>2.7925244444</text:p>
          </table:table-cell>
          <table:table-cell office:value-type="float" office:value="160">
            <text:p>160</text:p>
          </table:table-cell>
          <table:table-cell table:style-name="ce1" table:formula="of:=[.D12]-0.04" office:value-type="float" office:value="0.39">
            <text:p>0.39</text:p>
          </table:table-cell>
          <table:table-cell table:style-name="ce1" office:value-type="float" office:value="0.43">
            <text:p>0.43</text:p>
          </table:table-cell>
          <table:table-cell table:style-name="ce3" office:value-type="float" office:value="0.16">
            <text:p>0.16</text:p>
          </table:table-cell>
          <table:table-cell table:style-name="ce2" table:formula="of:=([.G12]+[.H12])/2" office:value-type="float" office:value="23.47">
            <text:p>23.47</text:p>
          </table:table-cell>
          <table:table-cell table:number-columns-repeated="2" table:style-name="ce1" office:value-type="float" office:value="23.47">
            <text:p>23.47</text:p>
          </table:table-cell>
          <table:table-cell/>
          <table:table-cell table:style-name="ce1" table:formula="of:=[.J6]/5" office:value-type="float" office:value="0.732">
            <text:p>0.73</text:p>
          </table:table-cell>
          <table:table-cell table:style-name="ce1" table:formula="of:=[.K6]/5" office:value-type="float" office:value="0.726">
            <text:p>0.73</text:p>
          </table:table-cell>
          <table:table-cell table:style-name="ce1"/>
          <table:table-cell table:style-name="ce1" table:formula="of:=[.M6]/5" office:value-type="float" office:value="1.33">
            <text:p>1.33</text:p>
          </table:table-cell>
          <table:table-cell table:style-name="ce1" table:formula="of:=[.N6]/5" office:value-type="float" office:value="1.328">
            <text:p>1.33</text:p>
          </table:table-cell>
          <table:table-cell/>
          <table:table-cell table:style-name="ce4" office:value-type="float" office:value="0.0279317161055389">
            <text:p>0.0279317161</text:p>
          </table:table-cell>
          <table:table-cell table:formula="of:=[.C12]*0.2/[.A12]" office:value-type="float" office:value="0.0279317161055389">
            <text:p>0.0279317161</text:p>
          </table:table-cell>
          <table:table-cell table:number-columns-repeated="3"/>
        </table:table-row>
        <table:table-row table:style-name="ro1">
          <table:table-cell table:formula="of:=[.B13]*3.14159/180" office:value-type="float" office:value="3.14159">
            <text:p>3.14159</text:p>
          </table:table-cell>
          <table:table-cell office:value-type="float" office:value="180">
            <text:p>180</text:p>
          </table:table-cell>
          <table:table-cell table:style-name="ce1" table:formula="of:=[.D13]-0.04" office:value-type="float" office:value="0.44">
            <text:p>0.44</text:p>
          </table:table-cell>
          <table:table-cell table:style-name="ce1" office:value-type="float" office:value="0.48">
            <text:p>0.48</text:p>
          </table:table-cell>
          <table:table-cell table:style-name="ce3" office:value-type="float" office:value="0.18">
            <text:p>0.18</text:p>
          </table:table-cell>
          <table:table-cell table:style-name="ce2" table:formula="of:=([.G13]+[.H13])/2" office:value-type="float" office:value="25.665">
            <text:p>25.665</text:p>
          </table:table-cell>
          <table:table-cell table:style-name="ce1" office:value-type="float" office:value="25.69">
            <text:p>25.69</text:p>
          </table:table-cell>
          <table:table-cell table:style-name="ce1" office:value-type="float" office:value="25.64">
            <text:p>25.64</text:p>
          </table:table-cell>
          <table:table-cell/>
          <table:table-cell table:style-name="ce1" table:formula="of:=[.J7]/5" office:value-type="float" office:value="0.756">
            <text:p>0.76</text:p>
          </table:table-cell>
          <table:table-cell table:style-name="ce1" table:formula="of:=[.K7]/5" office:value-type="float" office:value="0.746">
            <text:p>0.75</text:p>
          </table:table-cell>
          <table:table-cell table:style-name="ce1"/>
          <table:table-cell table:style-name="ce1" table:formula="of:=[.M7]/5" office:value-type="float" office:value="1.33">
            <text:p>1.33</text:p>
          </table:table-cell>
          <table:table-cell table:style-name="ce1" table:formula="of:=[.N7]/5" office:value-type="float" office:value="1.3">
            <text:p>1.30</text:p>
          </table:table-cell>
          <table:table-cell/>
          <table:table-cell table:style-name="ce4" office:value-type="float" office:value="0.0280112936443011">
            <text:p>0.0280112936</text:p>
          </table:table-cell>
          <table:table-cell table:formula="of:=[.C13]*0.2/[.A13]" office:value-type="float" office:value="0.0280112936443011">
            <text:p>0.0280112936</text:p>
          </table:table-cell>
          <table:table-cell table:number-columns-repeated="3"/>
        </table:table-row>
        <table:table-row table:style-name="ro1">
          <table:table-cell table:formula="of:=[.B14]*3.14159/180" office:value-type="float" office:value="3.49065555555556">
            <text:p>3.4906555556</text:p>
          </table:table-cell>
          <table:table-cell office:value-type="float" office:value="200">
            <text:p>200</text:p>
          </table:table-cell>
          <table:table-cell table:style-name="ce1" table:formula="of:=[.D14]-0.04" office:value-type="float" office:value="0.51">
            <text:p>0.51</text:p>
          </table:table-cell>
          <table:table-cell table:style-name="ce1" office:value-type="float" office:value="0.55">
            <text:p>0.55</text:p>
          </table:table-cell>
          <table:table-cell table:style-name="ce3" office:value-type="float" office:value="0.2">
            <text:p>0.20</text:p>
          </table:table-cell>
          <table:table-cell table:style-name="ce2" table:formula="of:=([.G14]+[.H14])/2" office:value-type="float" office:value="28.05">
            <text:p>28.05</text:p>
          </table:table-cell>
          <table:table-cell table:style-name="ce1" office:value-type="float" office:value="28.03">
            <text:p>28.03</text:p>
          </table:table-cell>
          <table:table-cell table:style-name="ce1" office:value-type="float" office:value="28.07">
            <text:p>28.07</text:p>
          </table:table-cell>
          <table:table-cell/>
          <table:table-cell table:style-name="ce1" table:formula="of:=[.J8]/6" office:value-type="float" office:value="0.735">
            <text:p>0.74</text:p>
          </table:table-cell>
          <table:table-cell table:style-name="ce1" table:formula="of:=[.K8]/6" office:value-type="float" office:value="0.726666666666667">
            <text:p>0.73</text:p>
          </table:table-cell>
          <table:table-cell table:style-name="ce1"/>
          <table:table-cell table:style-name="ce1" table:formula="of:=[.M8]/5" office:value-type="float" office:value="1.324">
            <text:p>1.32</text:p>
          </table:table-cell>
          <table:table-cell table:style-name="ce1" table:formula="of:=[.N8]/5" office:value-type="float" office:value="1.328">
            <text:p>1.33</text:p>
          </table:table-cell>
          <table:table-cell/>
          <table:table-cell table:style-name="ce4" office:value-type="float" office:value="0.0292208722334869">
            <text:p>0.0292208722</text:p>
          </table:table-cell>
          <table:table-cell table:formula="of:=[.C14]*0.2/[.A14]" office:value-type="float" office:value="0.0292208722334869">
            <text:p>0.0292208722</text:p>
          </table:table-cell>
          <table:table-cell table:number-columns-repeated="3"/>
        </table:table-row>
        <table:table-row table:style-name="ro1">
          <table:table-cell table:formula="of:=[.B15]*3.14159/180" office:value-type="float" office:value="3.83972111111111">
            <text:p>3.8397211111</text:p>
          </table:table-cell>
          <table:table-cell office:value-type="float" office:value="220">
            <text:p>220</text:p>
          </table:table-cell>
          <table:table-cell table:style-name="ce1" table:formula="of:=[.D15]-0.04" office:value-type="float" office:value="0.56">
            <text:p>0.56</text:p>
          </table:table-cell>
          <table:table-cell table:style-name="ce1" office:value-type="float" office:value="0.6">
            <text:p>0.60</text:p>
          </table:table-cell>
          <table:table-cell table:number-columns-repeated="5"/>
          <table:table-cell table:style-name="ce1" table:formula="of:=[.J9]/5" office:value-type="float" office:value="0.75">
            <text:p>0.75</text:p>
          </table:table-cell>
          <table:table-cell table:style-name="ce1" table:formula="of:=[.K9]/5" office:value-type="float" office:value="0.744">
            <text:p>0.74</text:p>
          </table:table-cell>
          <table:table-cell table:style-name="ce1"/>
          <table:table-cell table:style-name="ce1" table:formula="of:=[.M9]/5" office:value-type="float" office:value="1.32">
            <text:p>1.32</text:p>
          </table:table-cell>
          <table:table-cell table:style-name="ce1" table:formula="of:=[.N9]/5" office:value-type="float" office:value="1.306">
            <text:p>1.31</text:p>
          </table:table-cell>
          <table:table-cell/>
          <table:table-cell table:style-name="ce4" office:value-type="float" office:value="0.0291687851172061">
            <text:p>0.0291687851</text:p>
          </table:table-cell>
          <table:table-cell table:formula="of:=[.C15]*0.2/[.A15]" office:value-type="float" office:value="0.0291687851172061">
            <text:p>0.0291687851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D=</text:p>
          </table:table-cell>
          <table:table-cell table:formula="of:=SUM([.P5:.P15])/10" office:value-type="float" office:value="0.0345903304898591">
            <text:p>0.0345903305</text:p>
          </table:table-cell>
          <table:table-cell table:number-columns-repeated="7"/>
          <table:table-cell office:value-type="string">
            <text:p>Durchschnitt</text:p>
          </table:table-cell>
          <table:table-cell table:formula="of:=(SUM([.J11:.J15])+SUM([.K11:.K15]))/10" office:value-type="float" office:value="0.739166666666667">
            <text:p>0.7391666667</text:p>
          </table:table-cell>
          <table:table-cell/>
          <table:table-cell office:value-type="string">
            <text:p>Durchschnitt</text:p>
          </table:table-cell>
          <table:table-cell table:formula="of:=(SUM([.M11:.M15])+SUM([.N11:.N15]))/10" office:value-type="float" office:value="1.325">
            <text:p>1.325</text:p>
          </table:table-cell>
          <table:table-cell table:number-columns-repeated="6"/>
        </table:table-row>
        <table:table-row table:style-name="ro2">
          <table:table-cell office:value-type="string">
            <text:p>Fehler</text:p>
          </table:table-cell>
          <table:table-cell table:formula="of:=SQRT(VAR([.P5:.P15]))" office:value-type="float" office:value="0.00700093428356263">
            <text:p>0.0070009343</text:p>
          </table:table-cell>
          <table:table-cell table:number-columns-repeated="7"/>
          <table:table-cell office:value-type="string">
            <text:p>Fehler:</text:p>
          </table:table-cell>
          <table:table-cell table:formula="of:=SQRT(VAR([.J11:.J15];[.K11:.K15]))" office:value-type="float" office:value="0.0102406235342566">
            <text:p>0.0102406235</text:p>
          </table:table-cell>
          <table:table-cell/>
          <table:table-cell office:value-type="string">
            <text:p>Fehler:</text:p>
          </table:table-cell>
          <table:table-cell table:formula="of:=SQRT(VAR([.M11:.M15];[.N11:.N15]))" office:value-type="float" office:value="0.013703203194063">
            <text:p>0.01370320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I=</text:p>
          </table:table-cell>
          <table:table-cell table:formula="of:=[.K17]^2*[.B17]/(4*3.1415926^2)" office:value-type="float" office:value="0.000478717977601637">
            <text:p>0.000478718</text:p>
          </table:table-cell>
          <table:table-cell/>
          <table:table-cell office:value-type="string">
            <text:p>I=</text:p>
          </table:table-cell>
          <table:table-cell table:formula="of:=[.N17]^2*[.B17]/(4*3.1415926^2)" office:value-type="float" office:value="0.00153824937074884">
            <text:p>0.0015382494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Schwingende Puppe 1</text:p>
          </table:table-cell>
          <table:table-cell table:number-columns-repeated="2"/>
          <table:table-cell office:value-type="string">
            <text:p>Schwingende Puppe 2</text:p>
          </table:table-cell>
          <table:table-cell table:number-columns-repeated="3"/>
          <table:table-cell office:value-type="string">
            <text:p>Maße:</text:p>
          </table:table-cell>
          <table:table-cell table:number-columns-repeated="11"/>
        </table:table-row>
        <table:table-row table:style-name="ro2"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2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2"/>
          <table:table-cell office:value-type="string">
            <text:p>Volumen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92">
            <text:p>2.92</text:p>
          </table:table-cell>
          <table:table-cell office:value-type="float" office:value="2.84">
            <text:p>2.84</text:p>
          </table:table-cell>
          <table:table-cell/>
          <table:table-cell office:value-type="float" office:value="4.35">
            <text:p>4.35</text:p>
          </table:table-cell>
          <table:table-cell office:value-type="float" office:value="4.28">
            <text:p>4.28</text:p>
          </table:table-cell>
          <table:table-cell table:number-columns-repeated="2"/>
          <table:table-cell table:style-name="ce1" office:value-type="float" office:value="1.79">
            <text:p>1.7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1.44">
            <text:p>1.44</text:p>
          </table:table-cell>
          <table:table-cell/>
          <table:table-cell office:value-type="string">
            <text:p>Kopf</text:p>
          </table:table-cell>
          <table:table-cell table:formula="of:=3.1415926*[.I38]" office:value-type="float" office:value="0.051616366418">
            <text:p>0.051616366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89">
            <text:p>2.89</text:p>
          </table:table-cell>
          <table:table-cell office:value-type="float" office:value="2.78">
            <text:p>2.78</text:p>
          </table:table-cell>
          <table:table-cell/>
          <table:table-cell office:value-type="float" office:value="4.32">
            <text:p>4.32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ce1" office:value-type="float" office:value="2.13">
            <text:p>2.13</text:p>
          </table:table-cell>
          <table:table-cell table:style-name="ce1" office:value-type="float" office:value="1.58">
            <text:p>1.58</text:p>
          </table:table-cell>
          <table:table-cell table:style-name="ce1" office:value-type="float" office:value="4.06">
            <text:p>4.06</text:p>
          </table:table-cell>
          <table:table-cell table:style-name="ce1" office:value-type="float" office:value="1.55">
            <text:p>1.55</text:p>
          </table:table-cell>
          <table:table-cell/>
          <table:table-cell office:value-type="string">
            <text:p>Körp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8">
            <text:p>2.78</text:p>
          </table:table-cell>
          <table:table-cell office:value-type="float" office:value="2.87">
            <text:p>2.87</text:p>
          </table:table-cell>
          <table:table-cell/>
          <table:table-cell office:value-type="float" office:value="4.21">
            <text:p>4.21</text:p>
          </table:table-cell>
          <table:table-cell office:value-type="float" office:value="4.34">
            <text:p>4.34</text:p>
          </table:table-cell>
          <table:table-cell table:number-columns-repeated="2"/>
          <table:table-cell table:style-name="ce1" office:value-type="float" office:value="1.9">
            <text:p>1.90</text:p>
          </table:table-cell>
          <table:table-cell table:style-name="ce1" office:value-type="float" office:value="1.64">
            <text:p>1.64</text:p>
          </table:table-cell>
          <table:table-cell table:style-name="ce1" office:value-type="float" office:value="3.76">
            <text:p>3.76</text:p>
          </table:table-cell>
          <table:table-cell table:style-name="ce1" office:value-type="float" office:value="1.89">
            <text:p>1.89</text:p>
          </table:table-cell>
          <table:table-cell/>
          <table:table-cell office:value-type="string">
            <text:p>Arm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81">
            <text:p>2.81</text:p>
          </table:table-cell>
          <table:table-cell office:value-type="float" office:value="2.87">
            <text:p>2.87</text:p>
          </table:table-cell>
          <table:table-cell/>
          <table:table-cell office:value-type="float" office:value="4.27">
            <text:p>4.27</text:p>
          </table:table-cell>
          <table:table-cell office:value-type="float" office:value="4.19">
            <text:p>4.19</text:p>
          </table:table-cell>
          <table:table-cell table:number-columns-repeated="2"/>
          <table:table-cell table:style-name="ce1" office:value-type="float" office:value="1.71">
            <text:p>1.71</text:p>
          </table:table-cell>
          <table:table-cell table:style-name="ce1" office:value-type="float" office:value="1.5">
            <text:p>1.50</text:p>
          </table:table-cell>
          <table:table-cell table:style-name="ce1" office:value-type="float" office:value="3.37">
            <text:p>3.37</text:p>
          </table:table-cell>
          <table:table-cell table:style-name="ce1" office:value-type="float" office:value="2.38">
            <text:p>2.38</text:p>
          </table:table-cell>
          <table:table-cell/>
          <table:table-cell office:value-type="string">
            <text:p>Be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4">
            <text:p>2.84</text:p>
          </table:table-cell>
          <table:table-cell office:value-type="float" office:value="2.78">
            <text:p>2.78</text:p>
          </table:table-cell>
          <table:table-cell/>
          <table:table-cell table:number-columns-repeated="2" office:value-type="float" office:value="4.16">
            <text:p>4.16</text:p>
          </table:table-cell>
          <table:table-cell table:number-columns-repeated="2"/>
          <table:table-cell table:style-name="ce1" office:value-type="float" office:value="1.62">
            <text:p>1.62</text:p>
          </table:table-cell>
          <table:table-cell table:style-name="ce1" office:value-type="float" office:value="1.35">
            <text:p>1.35</text:p>
          </table:table-cell>
          <table:table-cell table:style-name="ce1" office:value-type="float" office:value="3.02">
            <text:p>3.02</text:p>
          </table:table-cell>
          <table:table-cell table:style-name="ce1" office:value-type="float" office:value="2.55">
            <text:p>2.5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29">
            <text:p>1.2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2.53">
            <text:p>2.53</text:p>
          </table:table-cell>
          <table:table-cell table:style-name="ce1" office:value-type="float" office:value="2.79">
            <text:p>2.79</text:p>
          </table:table-cell>
          <table:table-cell table:number-columns-repeated="8"/>
        </table:table-row>
        <table:table-row table:style-name="ro2">
          <table:table-cell office:value-type="string">
            <text:p>Durchschnitt</text:p>
          </table:table-cell>
          <table:table-cell table:formula="of:=SUM([.B24:.B28];[.C24:.C28])/10" office:value-type="float" office:value="2.838">
            <text:p>2.838</text:p>
          </table:table-cell>
          <table:table-cell/>
          <table:table-cell office:value-type="string">
            <text:p>Durchschnitt</text:p>
          </table:table-cell>
          <table:table-cell table:formula="of:=SUM([.E24:.E28];[.F24:.F28])/10" office:value-type="float" office:value="4.253">
            <text:p>4.253</text:p>
          </table:table-cell>
          <table:table-cell table:number-columns-repeated="3"/>
          <table:table-cell table:style-name="ce1" office:value-type="float" office:value="1.69">
            <text:p>1.69</text:p>
          </table:table-cell>
          <table:table-cell table:style-name="ce1" office:value-type="float" office:value="1.39">
            <text:p>1.39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2.95">
            <text:p>2.95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SQRT(VAR([.B24:.B28];[.C24:.C28]))" office:value-type="float" office:value="0.0498442017133832">
            <text:p>0.0498442017</text:p>
          </table:table-cell>
          <table:table-cell/>
          <table:table-cell office:value-type="string">
            <text:p>Fehler</text:p>
          </table:table-cell>
          <table:table-cell table:formula="of:=SQRT(VAR([.E24:.E28];[.F24:.F28]))" office:value-type="float" office:value="0.0711883261341195">
            <text:p>0.0711883261</text:p>
          </table:table-cell>
          <table:table-cell table:number-columns-repeated="3"/>
          <table:table-cell table:style-name="ce1" office:value-type="float" office:value="1.63">
            <text:p>1.63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2.97">
            <text:p>2.97</text:p>
          </table:table-cell>
          <table:table-cell table:style-name="ce1"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string">
            <text:p>I=</text:p>
          </table:table-cell>
          <table:table-cell table:formula="of:=[.B30]^2*[.B17]/(4*3.1415926^2)" office:value-type="float" office:value="0.00705699438368539">
            <text:p>0.0070569944</text:p>
          </table:table-cell>
          <table:table-cell/>
          <table:table-cell office:value-type="string">
            <text:p>I=</text:p>
          </table:table-cell>
          <table:table-cell table:formula="of:=[.E30]^2*[.B17]/(4*3.1415926^2)" office:value-type="float" office:value="0.0158484120825059">
            <text:p>0.0158484121</text:p>
          </table:table-cell>
          <table:table-cell table:number-columns-repeated="3"/>
          <table:table-cell table:style-name="ce1" office:value-type="float" office:value="1.36">
            <text:p>1.36</text:p>
          </table:table-cell>
          <table:table-cell table:style-name="ce1" office:value-type="float" office:value="1.26">
            <text:p>1.26</text:p>
          </table:table-cell>
          <table:table-cell table:style-name="ce1" office:value-type="float" office:value="3.64">
            <text:p>3.64</text:p>
          </table:table-cell>
          <table:table-cell table:style-name="ce1" office:value-type="float" office:value="2.51">
            <text:p>2.51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[.B30]*[.B17]*[.B31]/(2*3.14159^2)+[.B30]^2*[.B18]/(4*3.14159^2)" office:value-type="float" office:value="0.00167619413169767">
            <text:p>0.0016761941</text:p>
          </table:table-cell>
          <table:table-cell/>
          <table:table-cell office:value-type="string">
            <text:p>Fehler</text:p>
          </table:table-cell>
          <table:table-cell table:formula="of:=[.E30]*[.B17]*[.E31]/(2*3.14159^2)+[.E30]^2*[.B18]/(4*3.14159^2)" office:value-type="float" office:value="0.00373821016261081">
            <text:p>0.0037382102</text:p>
          </table:table-cell>
          <table:table-cell table:number-columns-repeated="3"/>
          <table:table-cell table:style-name="ce1" office:value-type="float" office:value="1.31">
            <text:p>1.31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3.97">
            <text:p>3.97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" office:value-type="float" office:value="3.89">
            <text:p>3.8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Puppe Haltung 1</text:p>
          </table:table-cell>
          <table:table-cell table:style-name="ce1" table:number-columns-repeated="4"/>
          <table:table-cell table:number-columns-repeated="2"/>
          <table:table-cell office:value-type="string">
            <text:p>Puppe Haltung 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3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Durchschnitt</text:p>
          </table:table-cell>
          <table:table-cell table:formula="of:=SUM([.I24:.I33])/1000" office:value-type="float" office:value="0.01643">
            <text:p>0.01643</text:p>
          </table:table-cell>
          <table:table-cell table:formula="of:=SUM([.J24:.J33])/1000" office:value-type="float" office:value="0.01403">
            <text:p>0.01403</text:p>
          </table:table-cell>
          <table:table-cell table:formula="of:=SUM([.K24:.K33])/1000" office:value-type="float" office:value="0.03337">
            <text:p>0.03337</text:p>
          </table:table-cell>
          <table:table-cell table:formula="of:=SUM([.L24:.L33])/1000" office:value-type="float" office:value="0.02113">
            <text:p>0.02113</text:p>
          </table:table-cell>
          <table:table-cell office:value-type="string">
            <text:p>m</text:p>
          </table:table-cell>
          <table:table-cell/>
          <table:table-cell office:value-type="string">
            <text:p>Durchschnitt</text:p>
          </table:table-cell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 office:value-type="string">
            <text:p>cm</text:p>
          </table:table-cell>
        </table:table-row>
        <table:table-row table:style-name="ro2">
          <table:table-cell table:number-columns-repeated="7"/>
          <table:table-cell office:value-type="string">
            <text:p>Fehler:</text:p>
          </table:table-cell>
          <table:table-cell table:formula="of:=SQRT(VAR([.I24:.I33]))/100" office:value-type="float" office:value="0.00268288816183025">
            <text:p>0.0026828882</text:p>
          </table:table-cell>
          <table:table-cell table:formula="of:=SQRT(VAR([.J24:.J33]))/100" office:value-type="float" office:value="0.00226669117633808">
            <text:p>0.0022666912</text:p>
          </table:table-cell>
          <table:table-cell table:formula="of:=SQRT(VAR([.K24:.K33]))/100" office:value-type="float" office:value="0.00548615428956285">
            <text:p>0.0054861543</text:p>
          </table:table-cell>
          <table:table-cell table:formula="of:=SQRT(VAR([.L24:.L33]))/100" office:value-type="float" office:value="0.00593522909789036">
            <text:p>0.0059352291</text:p>
          </table:table-cell>
          <table:table-cell office:value-type="string">
            <text:p>m</text:p>
          </table:table-cell>
          <table:table-cell/>
          <table:table-cell office:value-type="string">
            <text:p>Fehler:</text:p>
          </table:table-cell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m</text:p>
          </table:table-cell>
          <table:table-cell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Volumen</text:p>
          </table:table-cell>
          <table:table-cell table:formula="of:=3.1415926*([.I38]/2)^2*[.I41]" office:value-type="float" office:value="0.0000326289892370318">
            <text:p>0.000032629</text:p>
          </table:table-cell>
          <table:table-cell table:formula="of:=3.1415926*([.J38]/2)^2*[.J41]" office:value-type="float" office:value="0.0000213345900611982">
            <text:p>2.13345900611982E-005</text:p>
          </table:table-cell>
          <table:table-cell table:formula="of:=3.1415926*([.K38]/2)^2*[.K41]" office:value-type="float" office:value="0.0000874585529179735">
            <text:p>8.74585529179735E-005</text:p>
          </table:table-cell>
          <table:table-cell table:formula="of:=3.1415926*([.L38]/2)^2*[.L41]" office:value-type="float" office:value="0.0000192162847940199">
            <text:p>1.92162847940199E-005</text:p>
          </table:table-cell>
          <table:table-cell office:value-type="string">
            <text:p>M^3</text:p>
          </table:table-cell>
          <table:table-cell/>
          <table:table-cell office:value-type="string">
            <text:p>Volumen</text:p>
          </table:table-cell>
          <table:table-cell table:formula="of:=3.1415926*([.P38]/2)^2*[.P41]" office:value-type="float" office:value="0.0000326289892370318">
            <text:p>0.000032629</text:p>
          </table:table-cell>
          <table:table-cell table:formula="of:=3.1415926*([.Q38]/2)^2*[.Q41]" office:value-type="float" office:value="0.0000213345900611982">
            <text:p>2.13345900611982E-005</text:p>
          </table:table-cell>
          <table:table-cell table:formula="of:=3.1415926*([.R38]/2)^2*[.R41]" office:value-type="float" office:value="0.0000874585529179735">
            <text:p>8.74585529179735E-005</text:p>
          </table:table-cell>
          <table:table-cell table:formula="of:=3.1415926*([.S38]/2)^2*[.S41]" office:value-type="float" office:value="0.0000192162847940199">
            <text:p>1.92162847940199E-005</text:p>
          </table:table-cell>
          <table:table-cell office:value-type="string">
            <text:p>ccm</text:p>
          </table:table-cell>
        </table:table-row>
        <table:table-row table:style-name="ro2">
          <table:table-cell table:number-columns-repeated="7"/>
          <table:table-cell office:value-type="string">
            <text:p>VolGes</text:p>
          </table:table-cell>
          <table:table-cell table:formula="of:=SUM([.I43:.L43])" office:value-type="float" office:value="0.000160638417010223">
            <text:p>0.0001606384</text:p>
          </table:table-cell>
          <table:table-cell table:number-columns-repeated="5"/>
          <table:table-cell office:value-type="string">
            <text:p>VolGes</text:p>
          </table:table-cell>
          <table:table-cell table:formula="of:=SUM([.P43:.S43])" office:value-type="float" office:value="0.000160638417010223">
            <text:p>0.0001606384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Anteil</text:p>
          </table:table-cell>
          <table:table-cell table:formula="of:=[.I43]/[.I44]" office:value-type="float" office:value="0.203120709505966">
            <text:p>0.2031207095</text:p>
          </table:table-cell>
          <table:table-cell table:formula="of:=[.J43]/[.I44]" office:value-type="float" office:value="0.132811256847983">
            <text:p>0.1328112568</text:p>
          </table:table-cell>
          <table:table-cell table:formula="of:=[.K43]/[.I44]" office:value-type="float" office:value="0.544443568019022">
            <text:p>0.544443568</text:p>
          </table:table-cell>
          <table:table-cell table:formula="of:=[.L43]/[.I44]" office:value-type="float" office:value="0.119624465627029">
            <text:p>0.1196244656</text:p>
          </table:table-cell>
          <table:table-cell table:number-columns-repeated="2"/>
          <table:table-cell office:value-type="string">
            <text:p>Anteil</text:p>
          </table:table-cell>
          <table:table-cell table:formula="of:=[.P43]/[.P44]" office:value-type="float" office:value="0.203120709505966">
            <text:p>0.2031207095</text:p>
          </table:table-cell>
          <table:table-cell table:formula="of:=[.Q43]/[.P44]" office:value-type="float" office:value="0.132811256847983">
            <text:p>0.1328112568</text:p>
          </table:table-cell>
          <table:table-cell table:formula="of:=[.R43]/[.P44]" office:value-type="float" office:value="0.544443568019022">
            <text:p>0.544443568</text:p>
          </table:table-cell>
          <table:table-cell table:formula="of:=[.S43]/[.P44]"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Masse</text:p>
          </table:table-cell>
          <table:table-cell table:formula="of:=[.I45]*0.1608" office:value-type="float" office:value="0.0326618100885593">
            <text:p>0.0326618101</text:p>
          </table:table-cell>
          <table:table-cell table:formula="of:=[.J45]*0.1608" office:value-type="float" office:value="0.0213560501011557">
            <text:p>0.0213560501</text:p>
          </table:table-cell>
          <table:table-cell table:formula="of:=[.K45]*0.1608" office:value-type="float" office:value="0.0875465257374587">
            <text:p>0.0875465257</text:p>
          </table:table-cell>
          <table:table-cell table:formula="of:=[.L45]*0.1608" office:value-type="float" office:value="0.0192356140728263">
            <text:p>0.0192356141</text:p>
          </table:table-cell>
          <table:table-cell office:value-type="string">
            <text:p>kg</text:p>
          </table:table-cell>
          <table:table-cell/>
          <table:table-cell office:value-type="string">
            <text:p>Masse</text:p>
          </table:table-cell>
          <table:table-cell table:formula="of:=[.P45]*0.1608" office:value-type="float" office:value="0.0326618100885593">
            <text:p>0.0326618101</text:p>
          </table:table-cell>
          <table:table-cell table:formula="of:=[.Q45]*0.1608" office:value-type="float" office:value="0.0213560501011557">
            <text:p>0.0213560501</text:p>
          </table:table-cell>
          <table:table-cell table:formula="of:=[.R45]*0.1608" office:value-type="float" office:value="0.0875465257374587">
            <text:p>0.0875465257</text:p>
          </table:table-cell>
          <table:table-cell table:formula="of:=[.S45]*0.1608" office:value-type="float" office:value="0.0192356140728263">
            <text:p>0.0192356141</text:p>
          </table:table-cell>
          <table:table-cell office:value-type="string">
            <text:p>kg</text:p>
          </table:table-cell>
        </table:table-row>
        <table:table-row table:style-name="ro2">
          <table:table-cell table:number-columns-repeated="7"/>
          <table:table-cell office:value-type="string">
            <text:p>Abstand</text:p>
          </table:table-cell>
          <table:table-cell office:value-type="float" office:value="0.0218">
            <text:p>0.0218</text:p>
          </table:table-cell>
          <table:table-cell table:formula="of:=0.0298+0.138"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bstand</text:p>
          </table:table-cell>
          <table:table-cell table:formula="of:=[.R38]/2+[.P41]/2" office:value-type="float" office:value="0.093635">
            <text:p>0.093635</text:p>
          </table:table-cell>
          <table:table-cell table:formula="of:=0.0298+0.138"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0.744">
            <text:p>0.74</text:p>
          </table:table-cell>
          <table:table-cell table:style-name="ce1" office:value-type="float" office:value="1.338">
            <text:p>1.34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1" office:value-type="float" office:value="0.732">
            <text:p>0.73</text:p>
          </table:table-cell>
          <table:table-cell table:style-name="ce1" office:value-type="float" office:value="1.33">
            <text:p>1.33</text:p>
          </table:table-cell>
          <table:table-cell table:style-name="ce1"/>
          <table:table-cell table:number-columns-repeated="3"/>
          <table:table-cell office:value-type="string">
            <text:p>Trägheit</text:p>
          </table:table-cell>
          <table:table-cell table:formula="of:=[.I47]*([.I38]/2)^2/2" office:value-type="float" office:value="0.00000110211113227189">
            <text:p>1.10211113227189E-006</text:p>
          </table:table-cell>
          <table:table-cell table:formula="of:=[.J47]*(([.J38]/2)^2/4+0.138^2/12)" office:value-type="float" office:value="0.0000341547855181814">
            <text:p>3.41547855181814E-005</text:p>
          </table:table-cell>
          <table:table-cell table:formula="of:=[.K47]*([.K38]/2)^2/2" office:value-type="float" office:value="0.0000121860047257468">
            <text:p>0.000012186</text:p>
          </table:table-cell>
          <table:table-cell table:formula="of:=[.L47]*([.L38]/2)^2/2" office:value-type="float" office:value="0.00000107353216760398">
            <text:p>1.07353216760398E-006</text:p>
          </table:table-cell>
          <table:table-cell table:number-columns-repeated="2"/>
          <table:table-cell office:value-type="string">
            <text:p>Trägheit</text:p>
          </table:table-cell>
          <table:table-cell table:formula="of:=[.P47]*(([.P38]^2/4+[.P41]^2/12))" office:value-type="float" office:value="0.0000666710415085143">
            <text:p>0.000066671</text:p>
          </table:table-cell>
          <table:table-cell table:formula="of:=[.Q47]*(([.Q38]/2)^2/4+0.138^2/12)" office:value-type="float" office:value="0.0000341547855181814">
            <text:p>3.41547855181814E-005</text:p>
          </table:table-cell>
          <table:table-cell table:formula="of:=[.R47]*([.R38]/2)^2/2" office:value-type="float" office:value="0.0000121860047257468">
            <text:p>0.000012186</text:p>
          </table:table-cell>
          <table:table-cell table:formula="of:=[.S47]*([.S38]/2)^2/2" office:value-type="float" office:value="0.00000107353216760398">
            <text:p>1.07353216760398E-006</text:p>
          </table:table-cell>
          <table:table-cell/>
        </table:table-row>
        <table:table-row table:style-name="ro2">
          <table:table-cell/>
          <table:table-cell table:style-name="ce1" office:value-type="float" office:value="0.756">
            <text:p>0.76</text:p>
          </table:table-cell>
          <table:table-cell table:style-name="ce1" office:value-type="float" office:value="1.33">
            <text:p>1.33</text:p>
          </table:table-cell>
          <table:table-cell table:style-name="ce1"/>
          <table:table-cell table:number-columns-repeated="3"/>
          <table:table-cell office:value-type="string">
            <text:p>TrägheitStein</text:p>
          </table:table-cell>
          <table:table-cell table:formula="of:=[.I47]*[.I48]^2" office:value-type="float" office:value="0.0000155221986264869">
            <text:p>1.55221986264869E-005</text:p>
          </table:table-cell>
          <table:table-cell table:formula="of:=[.J47]*[.J48]^2" office:value-type="float" office:value="0.000601318885730225">
            <text:p>0.0006013189</text:p>
          </table:table-cell>
          <table:table-cell table:formula="of:=[.K47]*[.K48]^2" office:value-type="float" office:value="0">
            <text:p>0</text:p>
          </table:table-cell>
          <table:table-cell table:formula="of:=[.L47]*[.L48]^2" office:value-type="float" office:value="0">
            <text:p>0</text:p>
          </table:table-cell>
          <table:table-cell table:number-columns-repeated="2"/>
          <table:table-cell office:value-type="string">
            <text:p>TrägheitStein</text:p>
          </table:table-cell>
          <table:table-cell table:formula="of:=[.P47]*[.P48]^2" office:value-type="float" office:value="0.000286362851903882">
            <text:p>0.0002863629</text:p>
          </table:table-cell>
          <table:table-cell table:formula="of:=[.Q47]*[.Q48]^2" office:value-type="float" office:value="0.000601318885730225">
            <text:p>0.0006013189</text:p>
          </table:table-cell>
          <table:table-cell table:formula="of:=[.R47]*[.R48]^2" office:value-type="float" office:value="0">
            <text:p>0</text:p>
          </table:table-cell>
          <table:table-cell table:formula="of:=[.S47]*[.S48]^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0.735">
            <text:p>0.74</text:p>
          </table:table-cell>
          <table:table-cell table:style-name="ce1" office:value-type="float" office:value="1.324">
            <text:p>1.32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1" office:value-type="float" office:value="0.75">
            <text:p>0.75</text:p>
          </table:table-cell>
          <table:table-cell table:style-name="ce1" office:value-type="float" office:value="1.32">
            <text:p>1.32</text:p>
          </table:table-cell>
          <table:table-cell table:style-name="ce1"/>
          <table:table-cell table:number-columns-repeated="3"/>
          <table:table-cell office:value-type="string">
            <text:p>TrägheitGes</text:p>
          </table:table-cell>
          <table:table-cell table:formula="of:=SUM([.I50:.L50])+2*SUM([.I51];[.J51])+[.I50]+[.J50]" office:value-type="float" office:value="0.00131745549890768">
            <text:p>0.0013174555</text:p>
          </table:table-cell>
          <table:table-cell table:number-columns-repeated="5"/>
          <table:table-cell office:value-type="string">
            <text:p>TrägheitGes</text:p>
          </table:table-cell>
          <table:table-cell table:formula="of:=SUM([.P50:.S50])+2*SUM([.P51];[.Q51])+[.P50]+[.Q50]" office:value-type="float" office:value="0.00199027466621496">
            <text:p>0.001990274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732">
            <text:p>0.73</text:p>
          </table:table-cell>
          <table:table-cell table:style-name="ce1" office:value-type="float" office:value="1.346">
            <text:p>1.35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26">
            <text:p>0.73</text:p>
          </table:table-cell>
          <table:table-cell table:style-name="ce1" office:value-type="float" office:value="1.328">
            <text:p>1.33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46">
            <text:p>0.75</text:p>
          </table:table-cell>
          <table:table-cell table:style-name="ce1" office:value-type="float" office:value="1.3">
            <text:p>1.30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26666666666667">
            <text:p>0.73</text:p>
          </table:table-cell>
          <table:table-cell table:style-name="ce1" office:value-type="float" office:value="1.328">
            <text:p>1.33</text:p>
          </table:table-cell>
          <table:table-cell table:number-columns-repeated="12"/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/>
        </table:table-row>
        <table:table-row table:style-name="ro1">
          <table:table-cell/>
          <table:table-cell table:style-name="ce1" office:value-type="float" office:value="0.744">
            <text:p>0.74</text:p>
          </table:table-cell>
          <table:table-cell table:style-name="ce1" office:value-type="float" office:value="1.306">
            <text:p>1.31</text:p>
          </table:table-cell>
          <table:table-cell table:number-columns-repeated="12"/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326289892370318">
            <text:p>0.000032629</text:p>
          </table:table-cell>
          <table:table-cell office:value-type="float" office:value="0.0000213345900611982">
            <text:p>2.13345900611982E-005</text:p>
          </table:table-cell>
          <table:table-cell office:value-type="float" office:value="0.0000874585529179735">
            <text:p>8.74585529179735E-005</text:p>
          </table:table-cell>
          <table:table-cell office:value-type="float" office:value="0.0000192162847940199">
            <text:p>1.92162847940199E-00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160638417010223">
            <text:p>0.00016063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0.203120709505966">
            <text:p>0.2031207095</text:p>
          </table:table-cell>
          <table:table-cell office:value-type="float" office:value="0.132811256847983">
            <text:p>0.1328112568</text:p>
          </table:table-cell>
          <table:table-cell office:value-type="float" office:value="0.544443568019022">
            <text:p>0.544443568</text:p>
          </table:table-cell>
          <table:table-cell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326618100885593">
            <text:p>0.0326618101</text:p>
          </table:table-cell>
          <table:table-cell office:value-type="float" office:value="0.0213560501011557">
            <text:p>0.0213560501</text:p>
          </table:table-cell>
          <table:table-cell office:value-type="float" office:value="0.0875465257374587">
            <text:p>0.0875465257</text:p>
          </table:table-cell>
          <table:table-cell office:value-type="float" office:value="0.0192356140728263">
            <text:p>0.019235614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93635">
            <text:p>0.093635</text:p>
          </table:table-cell>
          <table:table-cell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666710415085143">
            <text:p>0.000066671</text:p>
          </table:table-cell>
          <table:table-cell office:value-type="float" office:value="0.0000341547855181814">
            <text:p>3.41547855181814E-005</text:p>
          </table:table-cell>
          <table:table-cell office:value-type="float" office:value="0.0000121860047257468">
            <text:p>0.000012186</text:p>
          </table:table-cell>
          <table:table-cell office:value-type="float" office:value="0.00000107353216760398">
            <text:p>1.07353216760398E-00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286362851903882">
            <text:p>0.0002863629</text:p>
          </table:table-cell>
          <table:table-cell office:value-type="float" office:value="0.000601318885730225">
            <text:p>0.0006013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199027466621496">
            <text:p>0.0019902747</text:p>
          </table:table-cell>
          <table:table-cell table:number-columns-repeated="4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5:49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8:30:58</meta:creation-date>
    <dc:date>2013-05-20T16:01:45</dc:date>
    <meta:editing-duration>PT2H48M35S</meta:editing-duration>
    <meta:editing-cycles>8</meta:editing-cycles>
    <meta:generator>LibreOffice/4.0.2.2$Linux_X86_64 LibreOffice_project/400m0$Build-2</meta:generator>
    <meta:document-statistic meta:table-count="1" meta:cell-count="447" meta:object-count="0"/>
  </office:meta>
</office:document-meta>
</file>